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FreeSans" svg:font-family="FreeSans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top="0.0833in" fo:margin-bottom="0.0833in"/>
      <style:text-properties style:font-name="Arial" style:font-name-complex="Arial" fo:font-weight="bold" style:font-weight-asian="bold" style:font-weight-complex="bold" fo:color="#000000" fo:font-size="16pt" style:font-size-asian="16pt"/>
    </style:style>
    <style:style style:name="P2" style:parent-style-name="ListParagraph" style:list-style-name="LFO1" style:family="paragraph">
      <style:paragraph-properties style:text-autospace="none" fo:margin-top="0.0833in" fo:margin-bottom="0.0833in"/>
    </style:style>
    <style:style style:name="T3" style:parent-style-name="Hyperlink" style:family="text">
      <style:text-properties style:font-name="Arial" style:font-name-asian="FreeSans" style:font-name-complex="Arial"/>
    </style:style>
    <style:style style:name="P4" style:parent-style-name="ListParagraph" style:list-style-name="LFO1" style:family="paragraph">
      <style:paragraph-properties style:text-autospace="none" fo:margin-top="0.0833in" fo:margin-bottom="0.0833in"/>
    </style:style>
    <style:style style:name="T5" style:parent-style-name="Hyperlink" style:family="text">
      <style:text-properties style:font-name="Arial" style:font-name-asian="FreeSans" style:font-name-complex="Arial"/>
    </style:style>
    <style:style style:name="P6" style:parent-style-name="ListParagraph" style:list-style-name="LFO1" style:family="paragraph">
      <style:paragraph-properties style:text-autospace="none" fo:margin-top="0.0833in" fo:margin-bottom="0.0833in"/>
    </style:style>
    <style:style style:name="T7" style:parent-style-name="Hyperlink" style:family="text">
      <style:text-properties style:font-name="Arial" style:font-name-asian="FreeSans" style:font-name-complex="Arial"/>
    </style:style>
    <style:style style:name="P8" style:parent-style-name="ListParagraph" style:list-style-name="LFO1" style:family="paragraph">
      <style:paragraph-properties style:text-autospace="none" fo:margin-top="0.0833in" fo:margin-bottom="0.0833in"/>
    </style:style>
    <style:style style:name="T9" style:parent-style-name="Hyperlink" style:family="text">
      <style:text-properties style:font-name="Arial" style:font-name-asian="FreeSans" style:font-name-complex="Arial"/>
    </style:style>
    <style:style style:name="P10" style:parent-style-name="ListParagraph" style:list-style-name="LFO1" style:family="paragraph">
      <style:paragraph-properties style:text-autospace="none" fo:margin-top="0.0833in" fo:margin-bottom="0.0833in"/>
    </style:style>
    <style:style style:name="T11" style:parent-style-name="Hyperlink" style:family="text">
      <style:text-properties style:font-name="Arial" style:font-name-asian="FreeSans" style:font-name-complex="Arial"/>
    </style:style>
    <style:style style:name="P12" style:parent-style-name="ListParagraph" style:list-style-name="LFO1" style:family="paragraph">
      <style:paragraph-properties style:text-autospace="none" fo:margin-top="0.0833in" fo:margin-bottom="0.0833in"/>
    </style:style>
    <style:style style:name="T13" style:parent-style-name="Hyperlink" style:family="text">
      <style:text-properties style:font-name="Arial" style:font-name-asian="FreeSans" style:font-name-complex="Arial"/>
    </style:style>
    <style:style style:name="P14" style:parent-style-name="ListParagraph" style:list-style-name="LFO1" style:family="paragraph">
      <style:paragraph-properties style:text-autospace="none" fo:margin-top="0.0833in" fo:margin-bottom="0.0833in"/>
    </style:style>
    <style:style style:name="T15" style:parent-style-name="Hyperlink" style:family="text">
      <style:text-properties style:font-name="Arial" style:font-name-asian="FreeSans" style:font-name-complex="Arial"/>
    </style:style>
    <style:style style:name="P16" style:parent-style-name="ListParagraph" style:list-style-name="LFO1" style:family="paragraph">
      <style:paragraph-properties style:text-autospace="none" fo:margin-top="0.0833in" fo:margin-bottom="0.0833in"/>
    </style:style>
    <style:style style:name="T17" style:parent-style-name="Hyperlink" style:family="text">
      <style:text-properties style:font-name="Arial" style:font-name-asian="FreeSans" style:font-name-complex="Arial"/>
    </style:style>
    <style:style style:name="P18" style:parent-style-name="ListParagraph" style:list-style-name="LFO1" style:family="paragraph">
      <style:paragraph-properties style:text-autospace="none" fo:margin-top="0.0833in" fo:margin-bottom="0.0833in"/>
    </style:style>
    <style:style style:name="T19" style:parent-style-name="Hyperlink" style:family="text">
      <style:text-properties style:font-name="Arial" style:font-name-asian="FreeSans" style:font-name-complex="Arial"/>
    </style:style>
    <style:style style:name="P20" style:parent-style-name="ListParagraph" style:list-style-name="LFO1" style:family="paragraph">
      <style:paragraph-properties style:text-autospace="none" fo:margin-top="0.0833in" fo:margin-bottom="0.0833in"/>
    </style:style>
    <style:style style:name="T21" style:parent-style-name="Hyperlink" style:family="text">
      <style:text-properties style:font-name="Arial" style:font-name-asian="FreeSans" style:font-name-complex="Arial"/>
    </style:style>
    <style:style style:name="P22" style:parent-style-name="ListParagraph" style:list-style-name="LFO1" style:family="paragraph">
      <style:paragraph-properties style:text-autospace="none" fo:margin-top="0.0833in" fo:margin-bottom="0.0833in"/>
    </style:style>
    <style:style style:name="T23" style:parent-style-name="Hyperlink" style:family="text">
      <style:text-properties style:font-name="Arial" style:font-name-asian="FreeSans" style:font-name-complex="Arial"/>
    </style:style>
    <style:style style:name="P24" style:parent-style-name="ListParagraph" style:list-style-name="LFO1" style:family="paragraph">
      <style:paragraph-properties style:text-autospace="none" fo:margin-top="0.0833in" fo:margin-bottom="0.0833in"/>
    </style:style>
    <style:style style:name="T25" style:parent-style-name="Hyperlink" style:family="text">
      <style:text-properties style:font-name="Arial" style:font-name-asian="FreeSans" style:font-name-complex="Arial"/>
    </style:style>
    <style:style style:name="P26" style:parent-style-name="ListParagraph" style:list-style-name="LFO1" style:family="paragraph">
      <style:paragraph-properties style:text-autospace="none" fo:margin-top="0.0833in" fo:margin-bottom="0.0833in"/>
    </style:style>
    <style:style style:name="T27" style:parent-style-name="Hyperlink" style:family="text">
      <style:text-properties style:font-name="Arial" style:font-name-asian="FreeSans" style:font-name-complex="Arial"/>
    </style:style>
    <style:style style:name="P28" style:parent-style-name="ListParagraph" style:list-style-name="LFO1" style:family="paragraph">
      <style:paragraph-properties style:text-autospace="none" fo:margin-top="0.0833in" fo:margin-bottom="0.0833in"/>
    </style:style>
    <style:style style:name="T29" style:parent-style-name="Hyperlink" style:family="text">
      <style:text-properties style:font-name="Arial" style:font-name-asian="FreeSans" style:font-name-complex="Arial"/>
    </style:style>
    <style:style style:name="P30" style:parent-style-name="ListParagraph" style:list-style-name="LFO1" style:family="paragraph">
      <style:paragraph-properties style:text-autospace="none" fo:margin-top="0.0833in" fo:margin-bottom="0.0833in"/>
    </style:style>
    <style:style style:name="T31" style:parent-style-name="Hyperlink" style:family="text">
      <style:text-properties style:font-name="Arial" style:font-name-asian="FreeSans" style:font-name-complex="Arial"/>
    </style:style>
    <style:style style:name="P32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General Information . . .<text:s/></text:p>
      <text:list text:style-name="LFO1" text:continue-numbering="true">
        <text:list-item>
          <text:p text:style-name="P2"><text:a xlink:href="file:///C:/Documents%20and%20Settings/Inspector/My%20Documents/CAHPI%20Website%20Project/Old%20Website%20Stuff/10%20Most%20Frequent%20House%20Problems.pdf" office:target-frame-name="_top" xlink:show="replace"><text:span text:style-name="T3">10 Most Frequent House Problems</text:span></text:a></text:p>
        </text:list-item>
        <text:list-item>
          <text:p text:style-name="P4"><text:a xlink:href="file:///C:/Documents%20and%20Settings/Inspector/My%20Documents/CAHPI%20Website%20Project/Old%20Website%20Stuff/Home%20Inspectors%20Can%20Diagnose%20House%20Pro" office:target-frame-name="_top" xlink:show="replace"><text:span text:style-name="T5">Home Inspectors Can Diagnose House Problems</text:span></text:a></text:p>
        </text:list-item>
        <text:list-item>
          <text:p text:style-name="P6"><text:a xlink:href="file:///C:/Documents%20and%20Settings/Inspector/My%20Documents/CAHPI%20Website%20Project/Old%20Website%20Stuff/Inspecting%20New%20Homes.pdf" office:target-frame-name="_top" xlink:show="replace"><text:span text:style-name="T7">Inspecting New Homes</text:span></text:a></text:p>
        </text:list-item>
        <text:list-item>
          <text:p text:style-name="P8"><text:a xlink:href="file:///C:/Documents%20and%20Settings/Inspector/My%20Documents/CAHPI%20Website%20Project/Old%20Website%20Stuff/Rehab%20Inspections.pdf" office:target-frame-name="_top" xlink:show="replace"><text:span text:style-name="T9">Rehab Inspections</text:span></text:a></text:p>
        </text:list-item>
        <text:list-item>
          <text:p text:style-name="P10"><text:a xlink:href="file:///C:/Documents%20and%20Settings/Inspector/My%20Documents/CAHPI%20Website%20Project/Old%20Website%20Stuff/How%20to%20Choose%20a%20Home%20Inspector.pdf" office:target-frame-name="_top" xlink:show="replace"><text:span text:style-name="T11">How To Choose A Home Inspector</text:span></text:a></text:p>
        </text:list-item>
        <text:list-item>
          <text:p text:style-name="P12"><text:a xlink:href="file:///C:/Documents%20and%20Settings/Inspector/My%20Documents/CAHPI%20Website%20Project/Old%20Website%20Stuff/Look%20before%20you%20Leap.pdf" office:target-frame-name="_top" xlink:show="replace"><text:span text:style-name="T13">Look Before You Leap</text:span></text:a></text:p>
        </text:list-item>
        <text:list-item>
          <text:p text:style-name="P14"><text:a xlink:href="file:///C:/Documents%20and%20Settings/Inspector/My%20Documents/CAHPI%20Website%20Project/Old%20Website%20Stuff/Pre-Purchase%20Home%20Inspections.pdf" office:target-frame-name="_top" xlink:show="replace"><text:span text:style-name="T15">Pre-Purchase Home Inspections</text:span></text:a></text:p>
        </text:list-item>
        <text:list-item>
          <text:p text:style-name="P16"><text:a xlink:href="file:///C:/Documents%20and%20Settings/Inspector/My%20Documents/CAHPI%20Website%20Project/Old%20Website%20Stuff/More%20than%20meets%20the%20Eye.pdf" office:target-frame-name="_top" xlink:show="replace"><text:span text:style-name="T17">More Than Meets The Eye</text:span></text:a></text:p>
        </text:list-item>
        <text:list-item>
          <text:p text:style-name="P18"><text:a xlink:href="file:///C:/Documents%20and%20Settings/Inspector/My%20Documents/CAHPI%20Website%20Project/Old%20Website%20Stuff/Physically%20Fit%20Homes.pdf" office:target-frame-name="_top" xlink:show="replace"><text:span text:style-name="T19">Physically Fit Homes</text:span></text:a></text:p>
        </text:list-item>
        <text:list-item>
          <text:p text:style-name="P20"><text:a xlink:href="file:///C:/Documents%20and%20Settings/Inspector/My%20Documents/CAHPI%20Website%20Project/Old%20Website%20Stuff/Older%20Homes%20need%20Physical%20Checkup.pdf" office:target-frame-name="_top" xlink:show="replace"><text:span text:style-name="T21">Older Homes Need Physical Check Ups</text:span></text:a></text:p>
        </text:list-item>
        <text:list-item>
          <text:p text:style-name="P22"><text:a xlink:href="file:///C:/Documents%20and%20Settings/Inspector/My%20Documents/CAHPI%20Website%20Project/Old%20Website%20Stuff/Pre-Sale%20Inspections.pdf" office:target-frame-name="_top" xlink:show="replace"><text:span text:style-name="T23">Pre-Sale Inspections</text:span></text:a></text:p>
        </text:list-item>
        <text:list-item>
          <text:p text:style-name="P24"><text:a xlink:href="file:///C:/Documents%20and%20Settings/Inspector/My%20Documents/CAHPI%20Website%20Project/Old%20Website%20Stuff/Real%20Cost%20of%20Real%20Estate.pdf" office:target-frame-name="_top" xlink:show="replace"><text:span text:style-name="T25">The Real Cost of Real Estate</text:span></text:a></text:p>
        </text:list-item>
        <text:list-item>
          <text:p text:style-name="P26"><text:a xlink:href="file:///C:/Documents%20and%20Settings/Inspector/My%20Documents/CAHPI%20Website%20Project/Old%20Website%20Stuff/Inspections%20Help%20Sellers.pdf" office:target-frame-name="_top" xlink:show="replace"><text:span text:style-name="T27">Inspections Help Sellers</text:span></text:a></text:p>
        </text:list-item>
        <text:list-item>
          <text:p text:style-name="P28"><text:a xlink:href="file:///C:/Documents%20and%20Settings/Inspector/My%20Documents/CAHPI%20Website%20Project/Old%20Website%20Stuff/Beat%20Relocation%20Blues.pdf" office:target-frame-name="_top" xlink:show="replace"><text:span text:style-name="T29">Beat The Relocation Blues</text:span></text:a></text:p>
        </text:list-item>
        <text:list-item>
          <text:p text:style-name="P30"><text:a xlink:href="file:///C:/Documents%20and%20Settings/Inspector/My%20Documents/CAHPI%20Website%20Project/Old%20Website%20Stuff/Fall%20Maintenance%20Check-List.pdf" office:target-frame-name="_top" xlink:show="replace"><text:span text:style-name="T31">Fall Maintenance Check List</text:span></text:a></text:p>
        </text:list-item>
      </text:list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FreeSans" svg:font-family="FreeSans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Lawrence Englehart</meta:initial-creator>
    <dc:creator>Lawrence Englehart</dc:creator>
    <meta:creation-date>2009-10-27T19:16:00Z</meta:creation-date>
    <dc:date>2009-10-27T19:17:00Z</dc:date>
    <meta:template xlink:href="Normal.dotm" xlink:type="simple"/>
    <meta:editing-cycles>2</meta:editing-cycles>
    <meta:editing-duration>PT120S</meta:editing-duration>
    <meta:user-defined meta:name="Base Target">_blank</meta:user-defined>
    <meta:document-statistic meta:page-count="1" meta:paragraph-count="16" meta:word-count="82" meta:character-count="448" meta:row-count="16" meta:non-whitespace-character-count="381"/>
  </office:meta>
</office:document-meta>
</file>